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8pt"/>
    </style:style>
    <style:style style:name="P5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style:style style:name="T2" style:family="text">
      <style:text-properties fo:color="#ffffff" fo:font-size="40pt" fo:language="pl" fo:country="PL" fo:font-weight="normal" style:font-size-asian="40pt" style:language-asian="pl" style:country-asian="PL" style:font-weight-asian="normal" style:font-size-complex="40pt" style:language-complex="pl" style:country-complex="PL" style:font-weight-complex="normal"/>
    </style:style>
    <style:style style:name="T3" style:family="text">
      <style:text-properties fo:color="#ffffff" fo:font-size="32pt" fo:language="pl" fo:country="PL" fo:font-style="italic" style:font-size-asian="32pt" style:language-asian="pl" style:country-asian="PL" style:font-style-asian="italic" style:font-size-complex="32pt" style:language-complex="pl" style:country-complex="PL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3" draw:layer="layout" svg:width="23.217cm" svg:height="15.494cm" svg:x="1.588cm" svg:y="1.164cm">
          <text:list text:style-name="L1">
            <text:list-header>
              <text:p text:style-name="P1"><text:span text:style-name="T1">﻿</text:span><text:span text:style-name="T2">Boska dobroci</text:span></text:p>
            </text:list-header>
            <text:list-item>
              <text:p text:style-name="P2"><text:span text:style-name="T1"/></text:p>
            </text:list-item>
            <text:list-item>
              <text:p text:style-name="P2"><text:span text:style-name="T1">O Aniołowie, pokój kochający,</text:span></text:p>
            </text:list-item>
            <text:list-item>
              <text:p text:style-name="P2"><text:span text:style-name="T1">Z stępujcie z nieba, wraz z ludźmi płaczący;</text:span></text:p>
            </text:list-item>
            <text:list-item>
              <text:p text:style-name="P2"><text:span text:style-name="T1">Bo tego po nas, Bóg zmęczony srodze,</text:span></text:p>
            </text:list-item>
            <text:list-item>
              <text:p text:style-name="P2"><text:span text:style-name="T1">Chce w krwawej drodze.</text:span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Boska dobroci, uderz w serce moje</text:span></text:p>
            </text:list-item>
            <text:list-item>
              <text:p text:style-name="P2"><text:span text:style-name="T1">Łaską skuteczną, by obfite zdroje</text:span></text:p>
            </text:list-item>
            <text:list-item>
              <text:p text:style-name="P2"><text:span text:style-name="T1">Łez wytrysnęły, nad Panem cierpiącym</text:span></text:p>
            </text:list-item>
            <text:list-item>
              <text:p text:style-name="P2"><text:span text:style-name="T1">Krzyż dźwigającym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5" draw:layer="layout" svg:width="23.217cm" svg:height="12.447cm" svg:x="1.588cm" svg:y="2.564cm">
          <text:list text:style-name="L1">
            <text:list-header>
              <text:p text:style-name="P4"><text:span text:style-name="T1">Niech te strumienie, które grzech głęboko</text:span></text:p>
            </text:list-header>
            <text:list-item>
              <text:p text:style-name="P4"><text:span text:style-name="T1">Zamulił w sercu, spławią nasze oko:</text:span></text:p>
            </text:list-item>
            <text:list-item>
              <text:p text:style-name="P4"><text:span text:style-name="T1">Bo inszych Jezus zmęczony tak srodze,</text:span></text:p>
            </text:list-item>
            <text:list-item>
              <text:p text:style-name="P4"><text:span text:style-name="T1">Nie chce w swej drodze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Kruszcie się skały, padajcie krzemienie,</text:span></text:p>
            </text:list-item>
            <text:list-item>
              <text:p text:style-name="P4"><text:span text:style-name="T1">Użal się wszelkie nad Stwórcą stworzenie</text:span></text:p>
            </text:list-item>
            <text:list-item>
              <text:p text:style-name="P4"><text:span text:style-name="T1">Za nas cierpiącym. i zmarłym w srogości,</text:span></text:p>
            </text:list-item>
            <text:list-item>
              <text:p text:style-name="P4"><text:span text:style-name="T1">Dla nas z miłości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5" draw:layer="layout" svg:width="23.217cm" svg:height="15.155cm" svg:x="1.588cm" svg:y="1.464cm">
          <text:list text:style-name="L1">
            <text:list-header>
              <text:p text:style-name="P7"><text:span text:style-name="T3">Pieśń idąc do Stacji I</text:span></text:p>
            </text:list-header>
            <text:list-item>
              <text:p text:style-name="P4"><text:span text:style-name="T1"/></text:p>
            </text:list-item>
            <text:list-item>
              <text:p text:style-name="P4"><text:span text:style-name="T1">Po wielu krzywdach i obelgach Pana,</text:span></text:p>
            </text:list-item>
            <text:list-item>
              <text:p text:style-name="P4"><text:span text:style-name="T1">Zawziętość ludzka stawia przed tyrana;</text:span></text:p>
            </text:list-item>
            <text:list-item>
              <text:p text:style-name="P4"><text:span text:style-name="T1">Aby nań wyrok ogłosił wołają,</text:span></text:p>
            </text:list-item>
            <text:list-item>
              <text:p text:style-name="P4"><text:span text:style-name="T1">Zbawcy nie znają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Obwinia Piłat niewinność istotną,</text:span></text:p>
            </text:list-item>
            <text:list-item>
              <text:p text:style-name="P4"><text:span text:style-name="T1">Na śmierć skazuje u wszystkich sromotną,</text:span></text:p>
            </text:list-item>
            <text:list-item>
              <text:p text:style-name="P4"><text:span text:style-name="T1">Żeby na krzyżu Bóg zawisł z łotrami</text:span></text:p>
            </text:list-item>
            <text:list-item>
              <text:p text:style-name="P4"><text:span text:style-name="T1">I złoczyńcami.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5" draw:layer="layout" svg:width="23.217cm" svg:height="15.155cm" svg:x="1.588cm" svg:y="1.464cm">
          <text:list text:style-name="L1">
            <text:list-header>
              <text:p text:style-name="P7"><text:span text:style-name="T3">Pieśń idąc do Stacji II</text:span></text:p>
              <text:p text:style-name="P4"><text:span text:style-name="T1"/></text:p>
              <text:p text:style-name="P4"><text:span text:style-name="T1">Bierze Zbawiciel krzyżową machinę</text:span></text:p>
            </text:list-header>
            <text:list-item>
              <text:p text:style-name="P4"><text:span text:style-name="T1">Na Swe ramiona, która grzechów winę</text:span></text:p>
            </text:list-item>
            <text:list-item>
              <text:p text:style-name="P4"><text:span text:style-name="T1">Naszych znaczyła, chcąc przez tę Ofiarę</text:span></text:p>
            </text:list-item>
            <text:list-item>
              <text:p text:style-name="P4"><text:span text:style-name="T1">Znieść z ludzi karę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Spieszy z ciężarem przy wielkiej ochocie,</text:span></text:p>
            </text:list-item>
            <text:list-item>
              <text:p text:style-name="P4"><text:span text:style-name="T1">By jak najprędzej na górze Golgocie</text:span></text:p>
            </text:list-item>
            <text:list-item>
              <text:p text:style-name="P4"><text:span text:style-name="T1">Stanął i umarł za wszystkich grzeszników</text:span></text:p>
            </text:list-item>
            <text:list-item>
              <text:p text:style-name="P4"><text:span text:style-name="T1">I niewdzięczników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5" draw:layer="layout" svg:width="23.217cm" svg:height="15.155cm" svg:x="1.588cm" svg:y="1.464cm">
          <text:list text:style-name="L1">
            <text:list-header>
              <text:p text:style-name="P7"><text:span text:style-name="T3">Pieśń idąc do Stacji III</text:span></text:p>
              <text:p text:style-name="P4"><text:span text:style-name="T1"/></text:p>
              <text:p text:style-name="P4"><text:span text:style-name="T1">Ach duszo moja! cóżeś uczyniła?</text:span></text:p>
            </text:list-header>
            <text:list-item>
              <text:p text:style-name="P4"><text:span text:style-name="T1">Żeś krzyż tak ciężki na Pana zwaliła,</text:span></text:p>
            </text:list-item>
            <text:list-item>
              <text:p text:style-name="P4"><text:span text:style-name="T1">Pod którym z nagła na ziemię upada,</text:span></text:p>
            </text:list-item>
            <text:list-item>
              <text:p text:style-name="P4"><text:span text:style-name="T1">Sobą nie włada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Żeby wstał prędko kaci nalegają, </text:span></text:p>
            </text:list-item>
            <text:list-item>
              <text:p text:style-name="P4"><text:span text:style-name="T1">Naśmiewając się nogą popychają:</text:span></text:p>
            </text:list-item>
            <text:list-item>
              <text:p text:style-name="P4"><text:span text:style-name="T1">Żaden upadku Zbawcy nie ratuje,</text:span></text:p>
            </text:list-item>
            <text:list-item>
              <text:p text:style-name="P4"><text:span text:style-name="T1">Ani folguj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 presentation:use-date-time-name="dtd1">
        <draw:custom-shape draw:style-name="gr7" draw:text-style-name="P5" draw:layer="layout" svg:width="23.217cm" svg:height="15.155cm" svg:x="1.588cm" svg:y="1.464cm">
          <text:list text:style-name="L1">
            <text:list-header>
              <text:p text:style-name="P7"><text:span text:style-name="T3">Pieśń idąc do Stacji IV</text:span></text:p>
              <text:p text:style-name="P4"><text:span text:style-name="T1"/></text:p>
              <text:p text:style-name="P4"><text:span text:style-name="T1">Postawszy na ziemi, gdy na Kalwarią</text:span></text:p>
            </text:list-header>
            <text:list-item>
              <text:p text:style-name="P4"><text:span text:style-name="T1">Zwróci się Jezus, postrzeże Maryją,</text:span></text:p>
            </text:list-item>
            <text:list-item>
              <text:p text:style-name="P4"><text:span text:style-name="T1">Matką kochaną, ta ku niemu drżąca</text:span></text:p>
            </text:list-item>
            <text:list-item>
              <text:p text:style-name="P4"><text:span text:style-name="T1">Idzie płacząca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Wejrzą na siebie, nie mówią ni słowa,</text:span></text:p>
            </text:list-item>
            <text:list-item>
              <text:p text:style-name="P4"><text:span text:style-name="T1">Dla żalów ciężkich ustała wymowa:</text:span></text:p>
            </text:list-item>
            <text:list-item>
              <text:p text:style-name="P4"><text:span text:style-name="T1">Same w nich słychać głębokie wzdychania,</text:span></text:p>
            </text:list-item>
            <text:list-item>
              <text:p text:style-name="P4"><text:span text:style-name="T1">Jęki i łkani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 presentation:use-date-time-name="dtd1">
        <draw:custom-shape draw:style-name="gr8" draw:text-style-name="P5" draw:layer="layout" svg:width="23.217cm" svg:height="15.155cm" svg:x="1.588cm" svg:y="1.464cm">
          <text:list text:style-name="L1">
            <text:list-header>
              <text:p text:style-name="P7"><text:span text:style-name="T3">Pieśń idąc do Stacji V</text:span></text:p>
              <text:p text:style-name="P4"><text:span text:style-name="T1"/></text:p>
              <text:p text:style-name="P4"><text:span text:style-name="T1">Boleść z żałością, że się wraz złączyły,</text:span></text:p>
            </text:list-header>
            <text:list-item>
              <text:p text:style-name="P4"><text:span text:style-name="T1">Jezusa w siłach ciężko osłabiły:</text:span></text:p>
            </text:list-item>
            <text:list-item>
              <text:p text:style-name="P4"><text:span text:style-name="T1">Tak, że już krzyża dalej nieść nie może,</text:span></text:p>
            </text:list-item>
            <text:list-item>
              <text:p text:style-name="P4"><text:span text:style-name="T1">Któż mu pomoże?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Pomóż człowiecze dźwigać krzyża Panu,</text:span></text:p>
            </text:list-item>
            <text:list-item>
              <text:p text:style-name="P4"><text:span text:style-name="T1">Wszak to dla twego szczęśliwości stanu:</text:span></text:p>
            </text:list-item>
            <text:list-item>
              <text:p text:style-name="P4"><text:span text:style-name="T1">Przyłącz się chętnie do Cyrenejczyka,</text:span></text:p>
            </text:list-item>
            <text:list-item>
              <text:p text:style-name="P4"><text:span text:style-name="T1">Za pomocnik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 presentation:use-date-time-name="dtd1">
        <draw:custom-shape draw:style-name="gr9" draw:text-style-name="P5" draw:layer="layout" svg:width="23.217cm" svg:height="16.509cm" svg:x="1.588cm" svg:y="1.164cm">
          <text:list text:style-name="L1">
            <text:list-header>
              <text:p text:style-name="P7"><text:span text:style-name="T3">Pieśń idąc do Stacji VI</text:span></text:p>
              <text:p text:style-name="P4"><text:span text:style-name="T1"/></text:p>
              <text:p text:style-name="P4"><text:span text:style-name="T1">Nie tak rzęsisty sok z grona wyciska</text:span></text:p>
              <text:p text:style-name="P4"><text:span text:style-name="T1">Prassa, jako krzyż, gdy Pana przyciska:</text:span></text:p>
              <text:p text:style-name="P4"><text:span text:style-name="T1">Twarz świętą broczy krwią z potem zmieszaną,</text:span></text:p>
              <text:p text:style-name="P4"><text:span text:style-name="T1">Od złych ze oplwaną.</text:span></text:p>
              <text:p text:style-name="P4"><text:span text:style-name="T1"/></text:p>
              <text:p text:style-name="P4"><text:span text:style-name="T1">Na co żałosna patrząc Weronika, </text:span></text:p>
              <text:p text:style-name="P4"><text:span text:style-name="T1">Ociera Pańską twarz, wziąwszy ręcznika:</text:span></text:p>
              <text:p text:style-name="P4"><text:span text:style-name="T1">Tę wyrażoną w nagrodę uczynku,</text:span></text:p>
              <text:p text:style-name="P4"><text:span text:style-name="T1">Ma w upominku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 presentation:use-date-time-name="dtd1">
        <draw:custom-shape draw:style-name="gr10" draw:text-style-name="P5" draw:layer="layout" svg:width="23.217cm" svg:height="15.155cm" svg:x="1.588cm" svg:y="1.364cm">
          <text:list text:style-name="L1">
            <text:list-header>
              <text:p text:style-name="P7"><text:span text:style-name="T3">Pieśń idąc do Stacji VII</text:span></text:p>
              <text:p text:style-name="P4"><text:span text:style-name="T1"/></text:p>
              <text:p text:style-name="P4"><text:span text:style-name="T1">Postąpi dalej, niosąc krzyża brzemię</text:span></text:p>
            </text:list-header>
            <text:list-item>
              <text:p text:style-name="P4"><text:span text:style-name="T1">Jezus kochany, wtem padnie na ziemię:</text:span></text:p>
            </text:list-item>
            <text:list-item>
              <text:p text:style-name="P4"><text:span text:style-name="T1">W bramie sądowej drzewem obalony,</text:span></text:p>
            </text:list-item>
            <text:list-item>
              <text:p text:style-name="P4"><text:span text:style-name="T1">Leży zemdlony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Leje się źródłem krew z najświętszej głowy,</text:span></text:p>
            </text:list-item>
            <text:list-item>
              <text:p text:style-name="P4"><text:span text:style-name="T1">Gdy krzyż uderzył o wieniec cierniowy:</text:span></text:p>
            </text:list-item>
            <text:list-item>
              <text:p text:style-name="P4"><text:span text:style-name="T1">Stąd nowa boleść Jezusowi memu</text:span></text:p>
            </text:list-item>
            <text:list-item>
              <text:p text:style-name="P4"><text:span text:style-name="T1">Na pół żywemu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 presentation:use-date-time-name="dtd1">
        <draw:custom-shape draw:style-name="gr11" draw:text-style-name="P5" draw:layer="layout" svg:width="23.217cm" svg:height="15.155cm" svg:x="1.588cm" svg:y="1.364cm">
          <text:list text:style-name="L1">
            <text:list-item>
              <text:p text:style-name="P7"><text:span text:style-name="T3"><text:s text:c="8"/></text:span><text:span text:style-name="T3">Pieśń idąc do Stacji VIII</text:span></text:p>
            </text:list-item>
            <text:list-item>
              <text:p text:style-name="P4"><text:span text:style-name="T3"/></text:p>
              <text:p text:style-name="P4"><text:span text:style-name="T1">Zacne Matrony na ten widok nowy</text:span></text:p>
            </text:list-item>
            <text:list-item>
              <text:p text:style-name="P4"><text:span text:style-name="T1">Zapatrując się, a nie mogąc słowy</text:span></text:p>
            </text:list-item>
            <text:list-item>
              <text:p text:style-name="P4"><text:span text:style-name="T1">Żalu wyrazić, łzy obficie leją,</text:span></text:p>
            </text:list-item>
            <text:list-item>
              <text:p text:style-name="P4"><text:span text:style-name="T1">Wszystkie truchleją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Cieszy je Jezus, nad własną osobą</text:span></text:p>
            </text:list-item>
            <text:list-item>
              <text:p text:style-name="P4"><text:span text:style-name="T1">Nie każąc płakać, chybaby nad sobą,</text:span></text:p>
            </text:list-item>
            <text:list-item>
              <text:p text:style-name="P4"><text:span text:style-name="T1">I nad synami, za których swawole,</text:span></text:p>
            </text:list-item>
            <text:list-item>
              <text:p text:style-name="P4"><text:span text:style-name="T1">Cierpi te ból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 presentation:use-date-time-name="dtd1">
        <draw:custom-shape draw:style-name="gr12" draw:text-style-name="P5" draw:layer="layout" svg:width="23.217cm" svg:height="15.155cm" svg:x="1.588cm" svg:y="1.364cm">
          <text:list text:style-name="L1">
            <text:list-header>
              <text:p text:style-name="P7"><text:span text:style-name="T3"><text:s text:c="4"/></text:span><text:span text:style-name="T3">Pieśń idąc do Stacji IX</text:span></text:p>
              <text:p text:style-name="P4"><text:span text:style-name="T3"/></text:p>
              <text:p text:style-name="P4"><text:span text:style-name="T1">Gdy dalej krzyża nieść w mdłości nie zdoła</text:span></text:p>
            </text:list-header>
            <text:list-item>
              <text:p text:style-name="P4"><text:span text:style-name="T1">Jezus zraniony, a hałastra woła:</text:span></text:p>
            </text:list-item>
            <text:list-item>
              <text:p text:style-name="P4"><text:span text:style-name="T1">Postępuj prędzej na miejsce karania,</text:span></text:p>
            </text:list-item>
            <text:list-item>
              <text:p text:style-name="P4"><text:span text:style-name="T1">Bez omieszkania,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Upadłszy ciężko, już to po raz trzeci,</text:span></text:p>
            </text:list-item>
            <text:list-item>
              <text:p text:style-name="P4"><text:span text:style-name="T1">Niby Cedr wielki gdy z Libanu leci,</text:span></text:p>
            </text:list-item>
            <text:list-item>
              <text:p text:style-name="P4"><text:span text:style-name="T1">Stęknie na ziemi, krew się z ran dobywa,</text:span></text:p>
            </text:list-item>
            <text:list-item>
              <text:p text:style-name="P4"><text:span text:style-name="T1">Hojnie wypływa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 presentation:use-date-time-name="dtd1">
        <draw:custom-shape draw:style-name="gr13" draw:text-style-name="P5" draw:layer="layout" svg:width="23.217cm" svg:height="15.155cm" svg:x="1.588cm" svg:y="1.364cm">
          <text:list text:style-name="L1">
            <text:list-header>
              <text:p text:style-name="P7"><text:span text:style-name="T3">Pieśń idąc do Stacji X</text:span></text:p>
              <text:p text:style-name="P4"><text:span text:style-name="T3"/></text:p>
              <text:p text:style-name="P4"><text:span text:style-name="T1">Już staną Jezus na górze Golgocie,</text:span></text:p>
            </text:list-header>
            <text:list-item>
              <text:p text:style-name="P4"><text:span text:style-name="T1">Gdzie go złość katów ku większej sromocie</text:span></text:p>
            </text:list-item>
            <text:list-item>
              <text:p text:style-name="P4"><text:span text:style-name="T1">Z szat obnażyła, skąd się Jezus wstydzi,</text:span></text:p>
            </text:list-item>
            <text:list-item>
              <text:p text:style-name="P4"><text:span text:style-name="T1">Lud z niego Szydzi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Podaje ocet żółcią zaprawiony</text:span></text:p>
            </text:list-item>
            <text:list-item>
              <text:p text:style-name="P4"><text:span text:style-name="T1">Ustom Jezusa, by wypił spragniony,</text:span></text:p>
            </text:list-item>
            <text:list-item>
              <text:p text:style-name="P4"><text:span text:style-name="T1">Częstuje rzesza, nagli do spełnienia</text:span></text:p>
            </text:list-item>
            <text:list-item>
              <text:p text:style-name="P4"><text:span text:style-name="T1">Dawcę zbawienia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 presentation:use-date-time-name="dtd1">
        <draw:custom-shape draw:style-name="gr14" draw:text-style-name="P5" draw:layer="layout" svg:width="23.217cm" svg:height="15.155cm" svg:x="1.588cm" svg:y="1.364cm">
          <text:list text:style-name="L1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3">Pieśń idąc do Stacji XI</text:span></text:p>
                        </text:list-header>
                      </text:list>
                    </text:list-item>
                  </text:list>
                </text:list-item>
              </text:list>
              <text:p text:style-name="P4"><text:span text:style-name="T3"/></text:p>
              <text:p text:style-name="P4"><text:span text:style-name="T1">Obnażonego o krzyż uderzają,</text:span></text:p>
            </text:list-item>
            <text:list-item>
              <text:p text:style-name="P4"><text:span text:style-name="T1">Złośliwi kaci, litości nie mają:</text:span></text:p>
            </text:list-item>
            <text:list-item>
              <text:p text:style-name="P4"><text:span text:style-name="T1">Ciągną za nogi, ręce, bez ochrony,</text:span></text:p>
            </text:list-item>
            <text:list-item>
              <text:p text:style-name="P4"><text:span text:style-name="T1">Jak w lutni strony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Dziurawią dłonie i nogi gwoździami,</text:span></text:p>
            </text:list-item>
            <text:list-item>
              <text:p text:style-name="P4"><text:span text:style-name="T1">Bijąc w nie silnie ciężkimi młotami:</text:span></text:p>
            </text:list-item>
            <text:list-item>
              <text:p text:style-name="P4"><text:span text:style-name="T1">Krew się obficie leje z każdej rany,</text:span></text:p>
            </text:list-item>
            <text:list-item>
              <text:p text:style-name="P4"><text:span text:style-name="T1">Jako z fontann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 presentation:use-date-time-name="dtd1">
        <draw:custom-shape draw:style-name="gr15" draw:text-style-name="P5" draw:layer="layout" svg:width="23.805cm" svg:height="15.155cm" svg:x="1.2cm" svg:y="1.364cm">
          <text:list text:style-name="L1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pan text:style-name="T3"><text:s text:c="3"/></text:span><text:span text:style-name="T3">Pieśń idąc do Stacji XII</text:span></text:p>
                        </text:list-header>
                      </text:list>
                    </text:list-item>
                  </text:list>
                </text:list-item>
              </text:list>
              <text:p text:style-name="P4"><text:span text:style-name="T3"/></text:p>
              <text:p text:style-name="P4"><text:span text:style-name="T1">Podnosi z krzyżem Jezusowe ciało,</text:span></text:p>
              <text:p text:style-name="P4"><text:span text:style-name="T1">Które się zewsząd krwią najświętszą zlało,</text:span></text:p>
              <text:p text:style-name="P4"><text:span text:style-name="T1">Stawia je wpośród dwóch łotrów, w dół skały, </text:span></text:p>
              <text:p text:style-name="P4"><text:span text:style-name="T1">Lud zbyt zuchwały.</text:span></text:p>
              <text:p text:style-name="P4"><text:span text:style-name="T1"/></text:p>
              <text:p text:style-name="P4"><text:span text:style-name="T1">Patrzy na wszystko Matka Boska z Janem,</text:span></text:p>
              <text:p text:style-name="P4"><text:span text:style-name="T1">Ta nad swym Synem, ten płacząc nad Panem,</text:span></text:p>
              <text:p text:style-name="P4"><text:span text:style-name="T1">Że tak okrutnie na krzyżu rozpięty,</text:span></text:p>
              <text:p text:style-name="P4"><text:span text:style-name="T1">Kochanek święt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 presentation:use-date-time-name="dtd1">
        <draw:custom-shape draw:style-name="gr16" draw:text-style-name="P5" draw:layer="layout" svg:width="23.217cm" svg:height="15.155cm" svg:x="1.588cm" svg:y="1.364cm">
          <text:list text:style-name="L1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pan text:style-name="T3">Pieśń idąc do Stacji XIII</text:span></text:p>
                        </text:list-header>
                      </text:list>
                    </text:list-item>
                  </text:list>
                </text:list-item>
              </text:list>
              <text:p text:style-name="P4"><text:span text:style-name="T3"/></text:p>
              <text:p text:style-name="P4"><text:span text:style-name="T1">Już dług wypłacił śmiercią Pan na drzewie,</text:span></text:p>
            </text:list-item>
            <text:list-item>
              <text:p text:style-name="P4"><text:span text:style-name="T1">Za grzech nieszczęsny w Adamie i Ewie:</text:span></text:p>
            </text:list-item>
            <text:list-item>
              <text:p text:style-name="P4"><text:span text:style-name="T1">Zdejmują ciało, nie bez łez wylania,</text:span></text:p>
            </text:list-item>
            <text:list-item>
              <text:p text:style-name="P4"><text:span text:style-name="T1">Do pochowania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Matka bolesna, mając na swym łonie</text:span></text:p>
            </text:list-item>
            <text:list-item>
              <text:p text:style-name="P4"><text:span text:style-name="T1">Syna zmarłego, niema we łzach tonie:</text:span></text:p>
            </text:list-item>
            <text:list-item>
              <text:p text:style-name="P4"><text:span text:style-name="T1">Płacze, narzeka, ręce załamuje,</text:span></text:p>
            </text:list-item>
            <text:list-item>
              <text:p text:style-name="P4"><text:span text:style-name="T1">Rany całuj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 presentation:use-date-time-name="dtd1">
        <draw:custom-shape draw:style-name="gr17" draw:text-style-name="P5" draw:layer="layout" svg:width="23.217cm" svg:height="15.155cm" svg:x="1.588cm" svg:y="1.364cm">
          <text:list text:style-name="L1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pan text:style-name="T3">Pieśń idąc do Stacji XIV</text:span></text:p>
                        </text:list-header>
                      </text:list>
                    </text:list-item>
                  </text:list>
                </text:list-item>
              </text:list>
              <text:p text:style-name="P4"><text:span text:style-name="T3"/></text:p>
              <text:p text:style-name="P4"><text:span text:style-name="T1">Obmywszy Ciało Jezusowe łzami,</text:span></text:p>
            </text:list-item>
            <text:list-item>
              <text:p text:style-name="P4"><text:span text:style-name="T1">Matka stroskana, z świętymi uczniami</text:span></text:p>
            </text:list-item>
            <text:list-item>
              <text:p text:style-name="P4"><text:span text:style-name="T1">Niesie do grobu i w nim ze czcią składa,</text:span></text:p>
            </text:list-item>
            <text:list-item>
              <text:p text:style-name="P4"><text:span text:style-name="T1">Mdlejąc upada.</text:span></text:p>
            </text:list-item>
            <text:list-item>
              <text:p text:style-name="P4"><text:span text:style-name="T1"/></text:p>
            </text:list-item>
            <text:list-item>
              <text:p text:style-name="P4"><text:span text:style-name="T1">Cna Magdalena, że jej we łzach mało,</text:span></text:p>
            </text:list-item>
            <text:list-item>
              <text:p text:style-name="P4"><text:span text:style-name="T1">Skrapia olejkiem woniejącym ciało:</text:span></text:p>
            </text:list-item>
            <text:list-item>
              <text:p text:style-name="P4"><text:span text:style-name="T1">Jęczy jak gołąb, że nadspodziewanie</text:span></text:p>
            </text:list-item>
            <text:list-item>
              <text:p text:style-name="P4"><text:span text:style-name="T1">Traci kochani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 presentation:use-date-time-name="dtd1">
        <draw:custom-shape draw:style-name="gr18" draw:text-style-name="P5" draw:layer="layout" svg:width="23.217cm" svg:height="9.739cm" svg:x="1.588cm" svg:y="2.564cm">
          <text:list text:style-name="L1">
            <text:list-header>
              <text:p text:style-name="P7"><text:span text:style-name="T3">Pieśń idąc do Najświętszego Sakramentu</text:span></text:p>
              <text:p text:style-name="P4"><text:span text:style-name="T3"/></text:p>
            </text:list-header>
            <text:list-item>
              <text:p text:style-name="P4"><text:span text:style-name="T3"/></text:p>
              <text:p text:style-name="P4"><text:span text:style-name="T1">Płacz i ty duszo, wszak ta śmierć dla ciebie,</text:span></text:p>
            </text:list-item>
            <text:list-item>
              <text:p text:style-name="P4"><text:span text:style-name="T1">Żebyś wiecznością żyła z Bogiem w niebie;</text:span></text:p>
            </text:list-item>
            <text:list-item>
              <text:p text:style-name="P4"><text:span text:style-name="T1">Żałuj za grzechy, proś o zmiłowanie:</text:span></text:p>
            </text:list-item>
            <text:list-item>
              <text:p text:style-name="P4"><text:span text:style-name="T1">Odpuść mi Panie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2:11:05.65</dc:date>
    <meta:editing-cycles>91</meta:editing-cycles>
    <meta:editing-duration>PT6H38M23S</meta:editing-duration>
    <meta:generator>OpenOffice/4.1.1$Win32 OpenOffice.org_project/411m6$Build-9775</meta:generator>
    <meta:document-statistic meta:object-count="69"/>
  </office:meta>
</office:document-meta>
</file>